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Lato" svg:font-family="Lato, 'Helvetica Neue', Helvetica, arial, sans-serif"/>
    <style:font-face style:name="Source Code Pro" svg:font-family="'Source Code Pro', Courier, monospace"/>
    <style:font-face style:name="arial" svg:font-family="arial, sans-serif"/>
    <style:font-face style:name="inherit" svg:font-family="inherit"/>
    <style:font-face style:name="inheritence" svg:font-family="inheriten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inherit"/>
    </style:style>
    <style:style style:name="P2" style:family="paragraph" style:parent-style-name="Text_20_body" style:list-style-name="L1">
      <style:text-properties style:font-name="inherit"/>
    </style:style>
    <style:style style:name="P3" style:family="paragraph" style:parent-style-name="Text_20_body">
      <style:text-properties style:font-name="inherit" officeooo:paragraph-rsid="001f1502"/>
    </style:style>
    <style:style style:name="P4" style:family="paragraph" style:parent-style-name="Text_20_body">
      <style:text-properties style:font-name="inherit" fo:font-weight="bold" style:font-weight-asian="bold" style:font-weight-complex="bold"/>
    </style:style>
    <style:style style:name="P5" style:family="paragraph" style:parent-style-name="Text_20_body">
      <style:text-properties style:font-name="inherit" fo:font-weight="bold" officeooo:rsid="001f1502" officeooo:paragraph-rsid="001f1502" style:font-weight-asian="bold" style:font-weight-complex="bold"/>
    </style:style>
    <style:style style:name="P6" style:family="paragraph" style:parent-style-name="Text_20_body">
      <style:text-properties style:font-name="inherit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style:font-name="inherit" style:text-underline-style="solid" style:text-underline-width="auto" style:text-underline-color="font-color" fo:font-weight="bold" officeooo:rsid="00238342" officeooo:paragraph-rsid="00238342" style:font-weight-asian="bold" style:font-weight-complex="bold"/>
    </style:style>
    <style:style style:name="P8" style:family="paragraph" style:parent-style-name="Text_20_body">
      <style:text-properties style:font-name="inherit" style:text-underline-style="none" fo:font-weight="normal" officeooo:rsid="00238342" officeooo:paragraph-rsid="00238342" style:font-weight-asian="normal" style:font-weight-complex="normal"/>
    </style:style>
    <style:style style:name="P9" style:family="paragraph" style:parent-style-name="Text_20_body">
      <style:text-properties style:font-name="inherit" style:text-underline-style="none" fo:font-weight="bold" officeooo:rsid="00238342" officeooo:paragraph-rsid="00238342" style:font-weight-asian="bold" style:font-weight-complex="bold"/>
    </style:style>
    <style:style style:name="P10" style:family="paragraph" style:parent-style-name="Text_20_body">
      <style:text-properties style:font-name="inherit" officeooo:paragraph-rsid="002502eb"/>
    </style:style>
    <style:style style:name="P11" style:family="paragraph" style:parent-style-name="Text_20_body">
      <style:text-properties style:font-name="inherit" officeooo:rsid="002502eb" officeooo:paragraph-rsid="002502eb"/>
    </style:style>
    <style:style style:name="P12" style:family="paragraph" style:parent-style-name="Text_20_body">
      <style:text-properties style:font-name="inherit" officeooo:paragraph-rsid="0028abbd"/>
    </style:style>
    <style:style style:name="P13" style:family="paragraph" style:parent-style-name="Text_20_body">
      <style:text-properties style:font-name="inherit" officeooo:paragraph-rsid="002a8daf"/>
    </style:style>
    <style:style style:name="P14" style:family="paragraph" style:parent-style-name="Text_20_body">
      <style:text-properties style:font-name="inherit" officeooo:paragraph-rsid="002b416d"/>
    </style:style>
    <style:style style:name="P15" style:family="paragraph" style:parent-style-name="Text_20_body">
      <style:text-properties officeooo:paragraph-rsid="001fcef4"/>
    </style:style>
    <style:style style:name="P16" style:family="paragraph" style:parent-style-name="Text_20_body">
      <style:text-properties fo:font-weight="bold" officeooo:rsid="001fcef4" officeooo:paragraph-rsid="001fcef4" style:font-weight-asian="bold" style:font-weight-complex="bold"/>
    </style:style>
    <style:style style:name="P17" style:family="paragraph" style:parent-style-name="Text_20_body">
      <style:text-properties fo:font-weight="bold" officeooo:rsid="002358d8" officeooo:paragraph-rsid="002358d8" style:font-weight-asian="bold" style:font-weight-complex="bold"/>
    </style:style>
    <style:style style:name="P18" style:family="paragraph" style:parent-style-name="Text_20_body">
      <style:text-properties fo:font-weight="bold" officeooo:rsid="0028abbd" officeooo:paragraph-rsid="0028abbd" style:font-weight-asian="bold" style:font-weight-complex="bold"/>
    </style:style>
    <style:style style:name="P19" style:family="paragraph" style:parent-style-name="Text_20_body">
      <style:text-properties fo:font-weight="bold" officeooo:rsid="002d4086" officeooo:paragraph-rsid="002d4086" style:font-weight-asian="bold" style:font-weight-complex="bold"/>
    </style:style>
    <style:style style:name="P20" style:family="paragraph" style:parent-style-name="Text_20_body">
      <style:text-properties fo:font-weight="bold" officeooo:rsid="002da4a9" officeooo:paragraph-rsid="002da4a9" style:font-weight-asian="bold" style:font-weight-complex="bold"/>
    </style:style>
    <style:style style:name="P21" style:family="paragraph" style:parent-style-name="Text_20_body">
      <style:text-properties fo:font-weight="bold" officeooo:rsid="00304ea8" officeooo:paragraph-rsid="00304ea8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1fcef4" officeooo:paragraph-rsid="001fcef4" style:font-weight-asian="bold" style:font-weight-complex="bold"/>
    </style:style>
    <style:style style:name="P23" style:family="paragraph" style:parent-style-name="Text_20_body">
      <style:text-properties officeooo:paragraph-rsid="00204376"/>
    </style:style>
    <style:style style:name="P24" style:family="paragraph" style:parent-style-name="Text_20_body">
      <style:text-properties officeooo:rsid="00237202" officeooo:paragraph-rsid="00237202"/>
    </style:style>
    <style:style style:name="P25" style:family="paragraph" style:parent-style-name="Text_20_body">
      <style:text-properties officeooo:paragraph-rsid="00237202"/>
    </style:style>
    <style:style style:name="P26" style:family="paragraph" style:parent-style-name="Text_20_body" style:list-style-name="L2"/>
    <style:style style:name="P27" style:family="paragraph" style:parent-style-name="Text_20_body" style:list-style-name="L2">
      <style:text-properties officeooo:paragraph-rsid="002616af"/>
    </style:style>
    <style:style style:name="P28" style:family="paragraph" style:parent-style-name="Text_20_body">
      <style:text-properties officeooo:paragraph-rsid="002616af"/>
    </style:style>
    <style:style style:name="P29" style:family="paragraph" style:parent-style-name="Text_20_body">
      <style:text-properties officeooo:paragraph-rsid="0028abbd"/>
    </style:style>
    <style:style style:name="P30" style:family="paragraph" style:parent-style-name="Text_20_body" style:list-style-name="L3"/>
    <style:style style:name="P31" style:family="paragraph" style:parent-style-name="Text_20_body">
      <style:text-properties officeooo:paragraph-rsid="002f541b"/>
    </style:style>
    <style:style style:name="P32" style:family="paragraph" style:parent-style-name="Text_20_body">
      <style:text-properties officeooo:paragraph-rsid="00304ea8"/>
    </style:style>
    <style:style style:name="P33" style:family="paragraph" style:parent-style-name="Text_20_body">
      <style:text-properties style:font-name="INHERIT"/>
    </style:style>
    <style:style style:name="P34" style:family="paragraph" style:parent-style-name="Text_20_body">
      <style:text-properties style:font-name="INHERIT" officeooo:paragraph-rsid="00321ace"/>
    </style:style>
    <style:style style:name="P35" style:family="paragraph" style:parent-style-name="Text_20_body">
      <style:text-properties style:font-name="INHERIT" officeooo:rsid="003367e6" officeooo:paragraph-rsid="003367e6"/>
    </style:style>
    <style:style style:name="T1" style:family="text">
      <style:text-properties fo:font-weight="bold"/>
    </style:style>
    <style:style style:name="T2" style:family="text">
      <style:text-properties fo:font-weight="bold" officeooo:rsid="002502eb" style:font-weight-asian="bold" style:font-weight-complex="bold"/>
    </style:style>
    <style:style style:name="T3" style:family="text">
      <style:text-properties officeooo:rsid="001f1502"/>
    </style:style>
    <style:style style:name="T4" style:family="text">
      <style:text-properties style:font-name="inherit"/>
    </style:style>
    <style:style style:name="T5" style:family="text">
      <style:text-properties style:font-name="inherit" officeooo:rsid="001fcef4"/>
    </style:style>
    <style:style style:name="T6" style:family="text">
      <style:text-properties style:font-name="inherit" officeooo:rsid="00204376"/>
    </style:style>
    <style:style style:name="T7" style:family="text">
      <style:text-properties style:font-name="inherit" fo:font-weight="bold" style:font-weight-asian="bold" style:font-weight-complex="bold"/>
    </style:style>
    <style:style style:name="T8" style:family="text">
      <style:text-properties style:font-name="inherit" fo:font-weight="bold" officeooo:rsid="00204376" style:font-weight-asian="bold" style:font-weight-complex="bold"/>
    </style:style>
    <style:style style:name="T9" style:family="text">
      <style:text-properties style:font-name="inherit" fo:font-weight="normal" style:font-weight-asian="normal" style:font-weight-complex="normal"/>
    </style:style>
    <style:style style:name="T10" style:family="text">
      <style:text-properties style:font-name="inherit" officeooo:rsid="002358d8"/>
    </style:style>
    <style:style style:name="T11" style:family="text">
      <style:text-properties style:font-name="inherit" officeooo:rsid="00237202"/>
    </style:style>
    <style:style style:name="T12" style:family="text">
      <style:text-properties style:font-name="inherit" officeooo:rsid="002616af"/>
    </style:style>
    <style:style style:name="T13" style:family="text">
      <style:text-properties style:font-name="inherit" style:text-underline-style="solid" style:text-underline-width="auto" style:text-underline-color="font-color" fo:font-weight="bold" officeooo:rsid="00238342" style:font-weight-asian="bold" style:font-weight-complex="bold"/>
    </style:style>
    <style:style style:name="T14" style:family="text">
      <style:text-properties style:font-name="inherit" style:text-underline-style="solid" style:text-underline-width="auto" style:text-underline-color="font-color" fo:font-weight="bold" officeooo:rsid="0028abbd" style:font-weight-asian="bold" style:font-weight-complex="bold"/>
    </style:style>
    <style:style style:name="T15" style:family="text">
      <style:text-properties style:font-name="inherit" officeooo:rsid="002da4a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38342"/>
    </style:style>
    <style:style style:name="T18" style:family="text">
      <style:text-properties fo:color="#a52a2a"/>
    </style:style>
    <style:style style:name="T19" style:family="text">
      <style:text-properties fo:color="#a52a2a" style:font-name="inherit" officeooo:rsid="00304ea8"/>
    </style:style>
    <style:style style:name="T20" style:family="text">
      <style:text-properties fo:font-variant="normal" fo:text-transform="none" fo:color="#222222" style:font-name="inherit" fo:letter-spacing="normal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23" style:family="text">
      <style:text-properties fo:font-variant="normal" fo:text-transform="none" fo:color="#000000" style:font-name="Lato" fo:font-size="15pt" fo:letter-spacing="normal" fo:font-style="normal" fo:font-weight="normal"/>
    </style:style>
    <style:style style:name="T24" style:family="text">
      <style:text-properties fo:font-variant="normal" fo:text-transform="none" fo:color="#000000" style:font-name="Lato" fo:font-size="15pt" fo:letter-spacing="normal" fo:font-style="normal" loext:padding="0cm" loext:border="none"/>
    </style:style>
    <style:style style:name="T25" style:family="text">
      <style:text-properties fo:font-variant="normal" fo:text-transform="none" fo:color="#000000" style:font-name="inherit" fo:letter-spacing="normal"/>
    </style:style>
    <style:style style:name="T26" style:family="text">
      <style:text-properties officeooo:rsid="002a8daf"/>
    </style:style>
    <style:style style:name="T27" style:family="text">
      <style:text-properties style:text-underline-style="solid" style:text-underline-width="auto" style:text-underline-color="font-color" fo:font-weight="bold" officeooo:rsid="00238342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2a8daf" style:font-weight-asian="bold" style:font-weight-complex="bold"/>
    </style:style>
    <style:style style:name="T29" style:family="text">
      <style:text-properties style:font-name="inheritence"/>
    </style:style>
    <style:style style:name="T30" style:family="text">
      <style:text-properties style:font-name="inheritence" officeooo:rsid="002da4a9"/>
    </style:style>
    <style:style style:name="T31" style:family="text">
      <style:text-properties officeooo:rsid="00321ace"/>
    </style:style>
    <style:style style:name="T32" style:family="text">
      <style:text-properties officeooo:rsid="003367e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S Safety:</text:p>
      <text:p text:style-name="P1">1. Protecting your Layout</text:p>
      <text:p text:style-name="P1">2. Specificity problems</text:p>
      <text:p text:style-name="P31"><text:span text:style-name="T4">If two selectors apply to the same element, the one with higher specificity wins. </text:span></text:p>
      <text:p text:style-name="P31"><text:span text:style-name="T4">There are four distinct categories which define the specificity level of a given selector: inline styles, IDs, classes, attributes, and elements. </text:span></text:p>
      <text:p text:style-name="P31"><text:span text:style-name="T4"><text:line-break/></text:span><text:span text:style-name="T7">More Specific = Greater Precedence</text:span></text:p>
      <text:p text:style-name="P19"><text:span text:style-name="T4">Ex:</text:span></text:p>
      <text:p text:style-name="P19"><text:span text:style-name="T4">p{</text:span></text:p>
      <text:p text:style-name="P19"><text:span text:style-name="T4"><text:tab/>color:red;</text:span></text:p>
      <text:p text:style-name="P19"><text:span text:style-name="T4">}</text:span></text:p>
      <text:p text:style-name="P19"><text:span text:style-name="T4">p{</text:span></text:p>
      <text:p text:style-name="P19"><text:span text:style-name="T4"><text:tab/>color:blue;</text:span></text:p>
      <text:p text:style-name="P19"><text:span text:style-name="T4">}</text:span></text:p>
      <text:p text:style-name="Text_20_body"><text:span text:style-name="T29">The text in the box of </text:span><text:span text:style-name="T30">p </text:span><text:span text:style-name="T29">elements would be colored blue because that rule came last.</text:span></text:p>
      <text:p text:style-name="Text_20_body"><text:span text:style-name="T4">Conflicts quite </text:span><text:span text:style-name="T15">legally</text:span><text:span text:style-name="T4"> come up, though, when you have </text:span><text:span text:style-name="T15">nested selectors</text:span><text:span text:style-name="T4">.</text:span></text:p>
      <text:p text:style-name="P20"><text:span text:style-name="T4">Calculating specificity:</text:span></text:p>
      <text:p text:style-name="P20"><text:span text:style-name="T4">1.p has specificity one.</text:span></text:p>
      <text:p text:style-name="P20"><text:span text:style-name="T4">2.div p has specificity two.</text:span></text:p>
      <text:p text:style-name="P20"><text:span text:style-name="T4">3. .tree has specificiy 10.</text:span></text:p>
      <text:p text:style-name="P20"><text:span text:style-name="T4">4.div p.tree has specificity 12.</text:span></text:p>
      <text:p text:style-name="P20"><text:span text:style-name="T4">5.#p has a specificity 100.</text:span></text:p>
      <text:p text:style-name="P20"><text:span text:style-name="T4">6.body # content.alternative p has specificity 112.</text:span></text:p>
      <text:p text:style-name="P20"><text:span text:style-name="T4"/></text:p>
      <text:p text:style-name="Text_20_body"><text:span text:style-name="T7">Basically, </text:span><text:span text:style-name="Strong_20_Emphasis"><text:span text:style-name="T7">the more specific a selector, the more preference it will be given </text:span></text:span><text:span text:style-name="T7">when it comes to conflicting styles.</text:span></text:p>
      <text:p text:style-name="P1"/>
      <text:p text:style-name="P1">HTML controls the layout and display of content. </text:p>
      <text:p text:style-name="P1">CSS (Cascading Style Sheets) controls the content and serves as a way to present webpages written in markup language.</text:p>
      <text:p text:style-name="P1"><text:soft-page-break/>1.<text:span text:style-name="T16">Collapsing margins will not occur when one or more block element has:</text:span></text:p>
      <text:list xml:id="list8359709872702481914" text:style-name="L1">
        <text:list-item>
          <text:p text:style-name="P2">Padding or border</text:p>
        </text:list-item>
        <text:list-item>
          <text:p text:style-name="P2">Relative or absolute positioning</text:p>
        </text:list-item>
        <text:list-item>
          <text:p text:style-name="P2">A float left or right</text:p>
        </text:list-item>
      </text:list>
      <text:p text:style-name="P1"/>
      <text:p text:style-name="P3"><text:span text:style-name="T3">The</text:span> <text:span text:style-name="T1">collapsing margins</text:span> means that adjoining <text:span text:style-name="T1">margins</text:span> </text:p>
      <text:p text:style-name="P3">(no non-empty content, padding, or border areas, or clearance separate them) of <text:s/>two or more boxes (which may be next to one another or nested) combine to form a single <text:span text:style-name="T1">margin</text:span>.</text:p>
      <text:p text:style-name="P10">A collapsed margin is considered adjoining to another margin if any of its component margins is adjoining to that margin.</text:p>
      <text:p text:style-name="P10"><text:span text:style-name="T2">Demo:</text:span> </text:p>
      <text:p text:style-name="P11">h1 {</text:p>
      <text:p text:style-name="P11"><text:s text:c="2"/>margin: 0 0 25px 0;</text:p>
      <text:p text:style-name="P11"><text:s text:c="2"/>background: #cfc;</text:p>
      <text:p text:style-name="P11">}</text:p>
      <text:p text:style-name="P11">.margin {</text:p>
      <text:p text:style-name="P11"><text:s text:c="2"/>margin: 50px 0 0 0;</text:p>
      <text:p text:style-name="P11"><text:s text:c="2"/>background: #cf9;</text:p>
      <text:p text:style-name="P11">}</text:p>
      <text:p text:style-name="P11">&lt;h1&gt;margin collapse&lt;/h1&gt;</text:p>
      <text:p text:style-name="P11">&lt;p class="margin"&gt;The collapsing margins means that adjoining margins. (no non-empty content, padding, or border areas, or clearance separate them) of <text:s/>two or more boxes (which may be next to one another or nested) combine to form a single margin.for example, one element has a 25px bottom margin and the element immediately underneath it has a 20px top margin, only the 25px bottom margin will be enforced&lt;/p&gt;</text:p>
      <text:p text:style-name="P3"/>
      <text:p text:style-name="P5">Padding or border:</text:p>
      <text:p text:style-name="P22"><text:span text:style-name="T4">Padding:</text:span></text:p>
      <text:p text:style-name="P32"><text:span text:style-name="T4">The padding properties specify the width of the </text:span><text:span text:style-name="T5">padding area </text:span><text:span text:style-name="T4"><text:s/>of a box.</text:span></text:p>
      <text:p text:style-name="P32"><text:span text:style-name="T5">the padding shorthand property sets the padding for all four side values in single while the other padding properties only set their respective side. </text:span></text:p>
      <text:p text:style-name="P15"><text:soft-page-break/><text:span text:style-name="T5">Padding property contains 4 values they are:</text:span></text:p>
      <text:p text:style-name="P15"><text:span text:style-name="T5">1.padding </text:span><text:span text:style-name="T10">top</text:span></text:p>
      <text:p text:style-name="P15"><text:span text:style-name="T5">2.padding </text:span><text:span text:style-name="T10">right</text:span></text:p>
      <text:p text:style-name="P15"><text:span text:style-name="T5">3.padding </text:span><text:span text:style-name="T10">bottom</text:span></text:p>
      <text:p text:style-name="P15"><text:span text:style-name="T5">4.padding </text:span><text:span text:style-name="T10">left</text:span></text:p>
      <text:p text:style-name="P22"><text:span text:style-name="T4">Code:</text:span></text:p>
      <text:p text:style-name="P16"><text:span text:style-name="T4">padding:5px;</text:span></text:p>
      <text:p text:style-name="P21"><text:span text:style-name="T4">OR</text:span></text:p>
      <text:p text:style-name="P17"><text:span text:style-name="T4">padding:5px 4px 3px 2px;</text:span></text:p>
      <text:p text:style-name="P16"><text:span text:style-name="T4"/></text:p>
      <text:p text:style-name="P16"><text:span text:style-name="T4">it is a shorthand code for padding. It applies the padding value is 5px in all the four sides of a layout.</text:span></text:p>
      <text:p text:style-name="P22"><text:span text:style-name="T5"/></text:p>
      <text:p text:style-name="P22"><text:span text:style-name="T5">B</text:span><text:span text:style-name="T4">order:</text:span></text:p>
      <text:p text:style-name="P15"><text:span text:style-name="T5">The border properties specify the width, color, and style of the border area of a box. These properties apply to all elements. </text:span></text:p>
      <text:p text:style-name="P23"><text:span text:style-name="T6">In the border concept each value having four sides.</text:span></text:p>
      <text:p text:style-name="P25"><text:span text:style-name="T6"><text:tab/><text:tab/><text:tab/><text:tab/></text:span><text:span text:style-name="T8">Like:</text:span><text:span text:style-name="T6"> </text:span><text:span text:style-name="T11">border-top-width:5px;</text:span></text:p>
      <text:p text:style-name="P25"><text:span text:style-name="T6"><text:tab/><text:tab/><text:tab/><text:tab/><text:tab/>border-right-width:4px;</text:span></text:p>
      <text:p text:style-name="P24"><text:span text:style-name="T6"><text:tab/><text:tab/><text:tab/><text:tab/><text:tab/>border-bottom-width:4px;</text:span></text:p>
      <text:p text:style-name="P24"><text:span text:style-name="T6"><text:tab/><text:tab/><text:tab/><text:tab/><text:tab/>border-left-width:2px;</text:span></text:p>
      <text:p text:style-name="P24"><text:span text:style-name="T6"><text:tab/><text:tab/><text:tab/><text:tab/><text:tab/>/*border 4 side values*/</text:span></text:p>
      <text:p text:style-name="P24"><text:span text:style-name="T6"/></text:p>
      <text:p text:style-name="P24"><text:span text:style-name="T6"><text:tab/><text:tab/><text:tab/><text:tab/><text:tab/>border-top-color: red;</text:span></text:p>
      <text:p text:style-name="P24"><text:span text:style-name="T6"><text:tab/><text:tab/><text:tab/><text:tab/><text:tab/>border-right-color:lightblue;</text:span></text:p>
      <text:p text:style-name="P24"><text:span text:style-name="T6"><text:tab/><text:tab/><text:tab/><text:tab/><text:tab/>border-bottom-color:blue;</text:span></text:p>
      <text:p text:style-name="P24"><text:span text:style-name="T6"><text:tab/><text:tab/><text:tab/><text:tab/><text:tab/>border-left-color: black;</text:span></text:p>
      <text:p text:style-name="P24"><text:span text:style-name="T6"><text:tab/><text:tab/><text:tab/><text:tab/><text:tab/>/*border color 4 sides values*/</text:span></text:p>
      <text:p text:style-name="P24"><text:span text:style-name="T6"/></text:p>
      <text:p text:style-name="P24"><text:span text:style-name="T6"><text:tab/><text:tab/><text:tab/><text:tab/><text:tab/>border-top-style: solid;</text:span></text:p>
      <text:p text:style-name="P24"><text:span text:style-name="T6"><text:tab/><text:tab/><text:tab/><text:tab/><text:tab/>border-right-style: double;</text:span></text:p>
      <text:p text:style-name="P24"><text:soft-page-break/><text:span text:style-name="T6"><text:tab/><text:tab/><text:tab/><text:tab/><text:tab/>border-bottom-style: groove;</text:span></text:p>
      <text:p text:style-name="P24"><text:span text:style-name="T6"><text:tab/><text:tab/><text:tab/><text:tab/><text:tab/>border-left-style: dashed;</text:span></text:p>
      <text:p text:style-name="P24"><text:span text:style-name="T6"><text:tab/><text:tab/><text:tab/><text:tab/><text:tab/>/*border styles in 4 sides*/</text:span></text:p>
      <text:p text:style-name="P23"><text:span text:style-name="T5"><text:s/></text:span></text:p>
      <text:p text:style-name="P7">Relative or absolute positioning:</text:p>
      <text:p text:style-name="P8">An element with position: absolute; is positioned relative to the nearest positioned ancestor (instead of positioned relative to the viewport, like fixed).</text:p>
      <text:p text:style-name="P8">However; if an absolute positioned element has no positioned ancestors, it uses the document body, and moves along with page scrolling.</text:p>
      <text:p text:style-name="P9">Demo:</text:p>
      <text:p text:style-name="P8">&lt;style&gt;</text:p>
      <text:p text:style-name="P8">div.relative {</text:p>
      <text:p text:style-name="P8"><text:s text:c="4"/>position: relative;</text:p>
      <text:p text:style-name="P8"><text:s text:c="4"/>width: 400px;</text:p>
      <text:p text:style-name="P8"><text:s text:c="4"/>height: 200px;</text:p>
      <text:p text:style-name="P8"><text:s text:c="4"/>border: 3px solid #73AD21;</text:p>
      <text:p text:style-name="P8">} </text:p>
      <text:p text:style-name="P8"/>
      <text:p text:style-name="P8">div.absolute {</text:p>
      <text:p text:style-name="P8"><text:s text:c="4"/>position: absolute;</text:p>
      <text:p text:style-name="P8"><text:s text:c="4"/>top: 80px;</text:p>
      <text:p text:style-name="P8"><text:s text:c="4"/>right: 0;</text:p>
      <text:p text:style-name="P8"><text:s text:c="4"/>width: 200px;</text:p>
      <text:p text:style-name="P8"><text:s text:c="4"/>height: 100px;</text:p>
      <text:p text:style-name="P8"><text:s text:c="4"/>border: 3px solid #73AD21;</text:p>
      <text:p text:style-name="P8">}</text:p>
      <text:p text:style-name="P8">&lt;/style&gt;</text:p>
      <text:p text:style-name="P8">&lt;h2&gt;position: absolute;&lt;/h2&gt;</text:p>
      <text:p text:style-name="P8"/>
      <text:p text:style-name="P8">&lt;p&gt;An element with position: absolute; is positioned relative to the nearest positioned ancestor (instead of positioned relative to the viewport, like fixed):&lt;/p&gt;</text:p>
      <text:p text:style-name="P8"><text:soft-page-break/>&lt;div class="relative"&gt;This div element has position: relative;</text:p>
      <text:p text:style-name="P8"><text:s text:c="2"/>&lt;div class="absolute"&gt;This div element has position: absolute;&lt;/div&gt;</text:p>
      <text:p text:style-name="P8">&lt;/div&gt;</text:p>
      <text:p text:style-name="P7">A float left or right:</text:p>
      <text:p text:style-name="P8">The float CSS property specifies that an element should be placed along the left or right side of its container, allowing text and inline elements to wrap around it.</text:p>
      <text:p text:style-name="P9">Demo:</text:p>
      <text:p text:style-name="P33">.<text:span text:style-name="T32">image</text:span>{</text:p>
      <text:p text:style-name="P33"><text:tab/>float:<text:span text:style-name="T32">right</text:span>;</text:p>
      <text:p text:style-name="P33"><text:tab/>margin: 30px 0 0 0;</text:p>
      <text:p text:style-name="P33">} </text:p>
      <text:p text:style-name="P34">.float{</text:p>
      <text:p text:style-name="P34"><text:tab/>float:<text:span text:style-name="T32">left</text:span>;</text:p>
      <text:p text:style-name="P34"><text:tab/>margin: 30px 0 0 0;</text:p>
      <text:p text:style-name="P34">} </text:p>
      <text:p text:style-name="P35">&lt;img src="333.png" alt=" Lord budda" height="200px" width="200px"&gt;</text:p>
      <text:p text:style-name="P34"/>
      <text:p text:style-name="P33"/>
      <text:list xml:id="list6560597143482743497" text:style-name="L2">
        <text:list-item>
          <text:p text:style-name="P26"><text:span text:style-name="T12">A</text:span><text:span text:style-name="T4">dding a border or padding can separate two margins and therefore there will be no collapsing.</text:span></text:p>
        </text:list-item>
        <text:list-item>
          <text:p text:style-name="P26"><text:span text:style-name="T4">However, according to the box model, margin is the outermost layer, and border and padding are inner layer than margin. </text:span></text:p>
        </text:list-item>
        <text:list-item>
          <text:p text:style-name="P27"><text:span text:style-name="T4">Margin and padding both separate elements from each other it's just that padding separates content from inside the border. </text:span></text:p>
        </text:list-item>
        <text:list-item>
          <text:p text:style-name="P27"><text:span text:style-name="T4">So while padding doesn't physically separate the elements from each other it can be aware to visually separate them.</text:span></text:p>
        </text:list-item>
      </text:list>
      <text:p text:style-name="P28"><text:span text:style-name="T4"/></text:p>
      <text:p text:style-name="P18"><text:span text:style-name="T4">These 3 topics demo code:</text:span></text:p>
      <text:p text:style-name="P18"><text:span text:style-name="T4"/></text:p>
      <text:p text:style-name="P18"><text:span text:style-name="T4">&lt;!DOCTYPE html&gt;</text:span></text:p>
      <text:p text:style-name="P18"><text:span text:style-name="T4"><text:tab/>&lt;html&gt;</text:span></text:p>
      <text:p text:style-name="P18"><text:soft-page-break/><text:span text:style-name="T4"><text:tab/><text:tab/>&lt;head&gt;</text:span></text:p>
      <text:p text:style-name="P18"><text:span text:style-name="T4"><text:tab/><text:tab/><text:tab/>&lt;title&gt;CSS-Task-7&lt;/title&gt;</text:span></text:p>
      <text:p text:style-name="P18"><text:span text:style-name="T4"><text:tab/><text:tab/><text:tab/>&lt;style type="text/css"&gt;</text:span></text:p>
      <text:p text:style-name="P18"><text:span text:style-name="T4"><text:tab/><text:tab/><text:tab/><text:tab/></text:span></text:p>
      <text:p text:style-name="P18"><text:span text:style-name="T4"><text:tab/><text:tab/><text:tab/><text:tab/>body{</text:span></text:p>
      <text:p text:style-name="P18"><text:span text:style-name="T4"><text:tab/><text:tab/><text:tab/><text:tab/><text:tab/></text:span></text:p>
      <text:p text:style-name="P18"><text:span text:style-name="T4"><text:tab/><text:tab/><text:tab/><text:tab/><text:tab/>background-color: grey;</text:span></text:p>
      <text:p text:style-name="P18"><text:span text:style-name="T4"><text:tab/><text:tab/><text:tab/><text:tab/>}</text:span></text:p>
      <text:p text:style-name="P18"><text:span text:style-name="T4"><text:tab/><text:tab/><text:tab/><text:tab/>.pa{</text:span></text:p>
      <text:p text:style-name="P18"><text:span text:style-name="T4"><text:tab/><text:tab/><text:tab/><text:tab/><text:tab/></text:span></text:p>
      <text:p text:style-name="P18"><text:span text:style-name="T4"><text:tab/><text:tab/><text:tab/><text:tab/><text:tab/>padding: 5px;</text:span></text:p>
      <text:p text:style-name="P18"><text:span text:style-name="T4"><text:tab/><text:tab/><text:tab/><text:tab/><text:tab/>/*this value is applied in 4 sides.*/</text:span></text:p>
      <text:p text:style-name="P18"><text:span text:style-name="T4"><text:tab/><text:tab/><text:tab/><text:tab/><text:tab/>border:2px solid black;</text:span></text:p>
      <text:p text:style-name="P18"><text:span text:style-name="T4"><text:tab/><text:tab/><text:tab/><text:tab/><text:tab/>/*three values are applied */</text:span></text:p>
      <text:p text:style-name="P18"><text:span text:style-name="T4"><text:tab/><text:tab/><text:tab/><text:tab/><text:tab/>background-color: green;</text:span></text:p>
      <text:p text:style-name="P18"><text:span text:style-name="T4"><text:tab/><text:tab/><text:tab/><text:tab/>}</text:span></text:p>
      <text:p text:style-name="P18"><text:span text:style-name="T4"><text:tab/><text:tab/><text:tab/><text:tab/>.pad{<text:tab/></text:span></text:p>
      <text:p text:style-name="P18"><text:span text:style-name="T4"><text:tab/><text:tab/><text:tab/><text:tab/><text:tab/></text:span></text:p>
      <text:p text:style-name="P18"><text:span text:style-name="T4"><text:tab/><text:tab/><text:tab/><text:tab/><text:tab/>padding:5px 4px 3px 2px;</text:span></text:p>
      <text:p text:style-name="P18"><text:span text:style-name="T4"><text:tab/><text:tab/><text:tab/><text:tab/><text:tab/>/*the above 4 sides of values</text:span></text:p>
      <text:p text:style-name="P18"><text:span text:style-name="T4"><text:tab/><text:tab/><text:tab/><text:tab/><text:tab/>1.padding left</text:span></text:p>
      <text:p text:style-name="P18"><text:span text:style-name="T4"><text:tab/><text:tab/><text:tab/><text:tab/><text:tab/>2.padding top</text:span></text:p>
      <text:p text:style-name="P18"><text:span text:style-name="T4"><text:tab/><text:tab/><text:tab/><text:tab/><text:tab/>3.padding right</text:span></text:p>
      <text:p text:style-name="P18"><text:span text:style-name="T4"><text:tab/><text:tab/><text:tab/><text:tab/><text:tab/>4.padding bottom*/</text:span></text:p>
      <text:p text:style-name="P18"><text:span text:style-name="T4"/></text:p>
      <text:p text:style-name="P18"><text:span text:style-name="T4"><text:tab/><text:tab/><text:tab/><text:tab/><text:tab/>border-top-width:5px;</text:span></text:p>
      <text:p text:style-name="P18"><text:span text:style-name="T4"><text:tab/><text:tab/><text:tab/><text:tab/><text:tab/>border-right-width:4px;</text:span></text:p>
      <text:p text:style-name="P18"><text:span text:style-name="T4"><text:tab/><text:tab/><text:tab/><text:tab/><text:tab/>border-bottom-width:4px;</text:span></text:p>
      <text:p text:style-name="P18"><text:span text:style-name="T4"><text:tab/><text:tab/><text:tab/><text:tab/><text:tab/>border-left-width:2px;</text:span></text:p>
      <text:p text:style-name="P18"><text:span text:style-name="T4"><text:tab/><text:tab/><text:tab/><text:tab/><text:tab/>/*border 4 side values*/</text:span></text:p>
      <text:p text:style-name="P18"><text:span text:style-name="T4"/></text:p>
      <text:p text:style-name="P18"><text:soft-page-break/><text:span text:style-name="T4"><text:tab/><text:tab/><text:tab/><text:tab/><text:tab/>border-top-color: red;</text:span></text:p>
      <text:p text:style-name="P18"><text:span text:style-name="T4"><text:tab/><text:tab/><text:tab/><text:tab/><text:tab/>border-right-color:lightblue;</text:span></text:p>
      <text:p text:style-name="P18"><text:span text:style-name="T4"><text:tab/><text:tab/><text:tab/><text:tab/><text:tab/>border-bottom-color:blue;</text:span></text:p>
      <text:p text:style-name="P18"><text:span text:style-name="T4"><text:tab/><text:tab/><text:tab/><text:tab/><text:tab/>border-left-color: black;</text:span></text:p>
      <text:p text:style-name="P18"><text:span text:style-name="T4"><text:tab/><text:tab/><text:tab/><text:tab/><text:tab/>/*border color 4 sides values*/</text:span></text:p>
      <text:p text:style-name="P18"><text:span text:style-name="T4"/></text:p>
      <text:p text:style-name="P18"><text:span text:style-name="T4"><text:tab/><text:tab/><text:tab/><text:tab/><text:tab/>border-top-style: solid;</text:span></text:p>
      <text:p text:style-name="P18"><text:span text:style-name="T4"><text:tab/><text:tab/><text:tab/><text:tab/><text:tab/>border-right-style: double;</text:span></text:p>
      <text:p text:style-name="P18"><text:span text:style-name="T4"><text:tab/><text:tab/><text:tab/><text:tab/><text:tab/>border-bottom-style: groove;</text:span></text:p>
      <text:p text:style-name="P18"><text:span text:style-name="T4"><text:tab/><text:tab/><text:tab/><text:tab/><text:tab/>border-left-style: dashed;</text:span></text:p>
      <text:p text:style-name="P18"><text:span text:style-name="T4"><text:tab/><text:tab/><text:tab/><text:tab/><text:tab/>/*border styles in 4 sides*/</text:span></text:p>
      <text:p text:style-name="P18"><text:span text:style-name="T4"/></text:p>
      <text:p text:style-name="P18"><text:span text:style-name="T4"/></text:p>
      <text:p text:style-name="P18"><text:span text:style-name="T4"><text:tab/><text:tab/><text:tab/><text:tab/>}</text:span></text:p>
      <text:p text:style-name="P18"><text:span text:style-name="T4"><text:tab/><text:tab/><text:tab/><text:tab/>div.relative {</text:span></text:p>
      <text:p text:style-name="P18"><text:span text:style-name="T4"><text:s text:c="4"/><text:tab/><text:tab/><text:tab/><text:tab/><text:tab/><text:tab/> <text:s/>position: relative;</text:span></text:p>
      <text:p text:style-name="P18"><text:span text:style-name="T4"><text:s text:c="4"/><text:tab/><text:tab/><text:tab/><text:tab/><text:tab/><text:tab/><text:tab/>width: 400px;</text:span></text:p>
      <text:p text:style-name="P18"><text:span text:style-name="T4"><text:s text:c="4"/><text:tab/><text:tab/><text:tab/><text:tab/><text:tab/><text:tab/><text:tab/>height: 200px;</text:span></text:p>
      <text:p text:style-name="P18"><text:span text:style-name="T4"><text:s text:c="4"/><text:tab/><text:tab/><text:tab/><text:tab/><text:tab/><text:tab/><text:tab/>border: 3px solid #73AD21;</text:span></text:p>
      <text:p text:style-name="P18"><text:span text:style-name="T4"><text:s text:c="4"/><text:tab/><text:tab/><text:tab/><text:tab/><text:tab/><text:tab/><text:tab/>margin: 0 0 25px 0;</text:span></text:p>
      <text:p text:style-name="P18"><text:span text:style-name="T4"><text:s text:c="4"/><text:tab/><text:tab/><text:tab/><text:tab/><text:tab/><text:tab/><text:tab/>padding:5px 4px 3px 2px;</text:span></text:p>
      <text:p text:style-name="P18"><text:span text:style-name="T4"><text:s text:c="4"/><text:tab/><text:tab/><text:tab/><text:tab/><text:tab/><text:tab/><text:tab/>margin: 0 25px 0 0;</text:span></text:p>
      <text:p text:style-name="P18"><text:span text:style-name="T4"><text:tab/><text:tab/><text:tab/><text:tab/>} </text:span></text:p>
      <text:p text:style-name="P18"><text:span text:style-name="T4"/></text:p>
      <text:p text:style-name="P18"><text:span text:style-name="T4"><text:tab/><text:tab/><text:tab/><text:tab/>div.absolute {</text:span></text:p>
      <text:p text:style-name="P18"><text:span text:style-name="T4"><text:s text:c="4"/><text:tab/><text:tab/><text:tab/><text:tab/>position: absolute;</text:span></text:p>
      <text:p text:style-name="P18"><text:span text:style-name="T4"><text:s text:c="4"/><text:tab/><text:tab/><text:tab/><text:tab/>top: 80px;</text:span></text:p>
      <text:p text:style-name="P18"><text:span text:style-name="T4"><text:s text:c="4"/><text:tab/><text:tab/><text:tab/><text:tab/>right: 0;</text:span></text:p>
      <text:p text:style-name="P18"><text:span text:style-name="T4"><text:s text:c="4"/><text:tab/><text:tab/><text:tab/><text:tab/>width: 200px;</text:span></text:p>
      <text:p text:style-name="P18"><text:span text:style-name="T4"><text:s text:c="4"/><text:tab/><text:tab/><text:tab/><text:tab/>height: 100px;</text:span></text:p>
      <text:p text:style-name="P18"><text:span text:style-name="T4"><text:s text:c="4"/><text:tab/><text:tab/><text:tab/><text:tab/>border: 3px solid #73AD21;</text:span></text:p>
      <text:p text:style-name="P18"><text:soft-page-break/><text:span text:style-name="T4"><text:s text:c="4"/><text:tab/><text:tab/><text:tab/><text:tab/>margin: 0 25px 0 0;</text:span></text:p>
      <text:p text:style-name="P18"><text:span text:style-name="T4"><text:tab/><text:tab/><text:tab/><text:tab/>}</text:span></text:p>
      <text:p text:style-name="P18"><text:span text:style-name="T4"><text:tab/><text:tab/><text:tab/><text:tab/>h1 {</text:span></text:p>
      <text:p text:style-name="P18"><text:span text:style-name="T4"><text:s text:c="2"/><text:tab/><text:tab/><text:tab/><text:tab/><text:tab/>margin: 0 0 25px 0;</text:span></text:p>
      <text:p text:style-name="P18"><text:span text:style-name="T4"><text:s text:c="2"/><text:tab/><text:tab/><text:tab/><text:tab/><text:tab/>background: #cfc;</text:span></text:p>
      <text:p text:style-name="P18"><text:span text:style-name="T4"><text:tab/><text:tab/><text:tab/><text:tab/>}</text:span></text:p>
      <text:p text:style-name="P18"><text:span text:style-name="T4"><text:tab/><text:tab/><text:tab/><text:tab/>.margin {</text:span></text:p>
      <text:p text:style-name="P18"><text:span text:style-name="T4"><text:s text:c="2"/><text:tab/><text:tab/><text:tab/><text:tab/><text:tab/>margin: 50px 0 0 0;</text:span></text:p>
      <text:p text:style-name="P18"><text:span text:style-name="T4"><text:s text:c="2"/><text:tab/><text:tab/><text:tab/><text:tab/><text:tab/>background: #cf9;</text:span></text:p>
      <text:p text:style-name="P18"><text:span text:style-name="T4"><text:tab/><text:tab/><text:tab/><text:tab/>}</text:span></text:p>
      <text:p text:style-name="P18"><text:span text:style-name="T4"><text:tab/><text:tab/><text:tab/><text:tab/>img {</text:span></text:p>
      <text:p text:style-name="P18"><text:span text:style-name="T4"><text:tab/><text:tab/><text:tab/><text:tab/><text:tab/>float: left; /*or right;*/</text:span></text:p>
      <text:p text:style-name="P18"><text:span text:style-name="T4"><text:tab/><text:tab/><text:tab/><text:tab/><text:tab/>margin: 50px 0 0 0; </text:span></text:p>
      <text:p text:style-name="P18"><text:span text:style-name="T4"><text:tab/><text:tab/><text:tab/><text:tab/>}</text:span></text:p>
      <text:p text:style-name="P18"><text:span text:style-name="T4"><text:tab/><text:tab/><text:tab/><text:tab/>.float{</text:span></text:p>
      <text:p text:style-name="P18"><text:span text:style-name="T4"><text:tab/><text:tab/><text:tab/><text:tab/><text:tab/>float:left;</text:span></text:p>
      <text:p text:style-name="P18"><text:span text:style-name="T4"><text:tab/><text:tab/><text:tab/><text:tab/><text:tab/>margin: 30px 0 0 0;</text:span></text:p>
      <text:p text:style-name="P18"><text:span text:style-name="T4"><text:tab/><text:tab/><text:tab/><text:tab/>} </text:span></text:p>
      <text:p text:style-name="P18"><text:span text:style-name="T4"/></text:p>
      <text:p text:style-name="P18"><text:span text:style-name="T4"/></text:p>
      <text:p text:style-name="P18"><text:span text:style-name="T4"><text:tab/><text:tab/><text:tab/>&lt;/style&gt;</text:span></text:p>
      <text:p text:style-name="P18"><text:span text:style-name="T4"><text:tab/><text:tab/>&lt;/head&gt;</text:span></text:p>
      <text:p text:style-name="P18"><text:span text:style-name="T4"><text:tab/><text:tab/>&lt;body&gt;</text:span></text:p>
      <text:p text:style-name="P18"><text:span text:style-name="T4"><text:tab/><text:tab/><text:tab/>&lt;h1&gt;margin collapse&lt;/h1&gt;</text:span></text:p>
      <text:p text:style-name="P18"><text:span text:style-name="T4"><text:tab/><text:tab/><text:tab/><text:tab/>&lt;p class="margin"&gt;The collapsing margins means that adjoining margins </text:span></text:p>
      <text:p text:style-name="P18"><text:span text:style-name="T4"><text:tab/><text:tab/><text:tab/><text:tab/>(no non-empty content, padding, or border areas, or clearance separate them) of <text:s/>two or more boxes (which may be next to one another or nested) combine to form a single margin.for example, one element has a 25px bottom margin and the element immediately underneath it has a 20px top margin, only the 25px bottom margin will be enforced&lt;/p&gt;</text:span></text:p>
      <text:p text:style-name="P18"><text:soft-page-break/><text:span text:style-name="T4"><text:tab/><text:tab/><text:tab/><text:tab/>&lt;br&gt;&lt;br&gt;&lt;hr&gt;&lt;hr&gt;</text:span></text:p>
      <text:p text:style-name="P18"><text:span text:style-name="T4"><text:tab/><text:tab/><text:tab/>&lt;h2&gt;padding or border&lt;/h2&gt;</text:span></text:p>
      <text:p text:style-name="P18"><text:span text:style-name="T4"><text:tab/><text:tab/><text:tab/>&lt;p class="pa"&gt;The collapsing margins means that adjoining margins </text:span></text:p>
      <text:p text:style-name="P18"><text:span text:style-name="T4"><text:tab/><text:tab/><text:tab/><text:tab/>(no non-empty content, padding, or border areas, or clearance separate them) of <text:s/>two or more boxes (which may be next to one another or nested) combine to form a single margin.&lt;/p&gt;</text:span></text:p>
      <text:p text:style-name="P18"><text:span text:style-name="T4"/></text:p>
      <text:p text:style-name="P18"><text:span text:style-name="T4"><text:tab/><text:tab/><text:tab/><text:tab/>&lt;p class="pad"&gt;A collapsed margin is considered adjoining to another margin if any of its component margins is adjoining to that margin.&lt;/p&gt;&lt;br&gt;&lt;br&gt;&lt;hr&gt;&lt;hr&gt;</text:span></text:p>
      <text:p text:style-name="P18"><text:span text:style-name="T4"/></text:p>
      <text:p text:style-name="P18"><text:span text:style-name="T4"><text:tab/><text:tab/><text:tab/><text:tab/>&lt;h2&gt;position:relative or absolute&lt;/h2&gt;</text:span></text:p>
      <text:p text:style-name="P18"><text:span text:style-name="T4"/></text:p>
      <text:p text:style-name="P18"><text:span text:style-name="T4"><text:tab/><text:tab/><text:tab/><text:tab/>&lt;p&gt;An element with position: absolute; is positioned relative to the nearest positioned ancestor (instead of positioned relative to the viewport, like fixed):&lt;/p&gt;</text:span></text:p>
      <text:p text:style-name="P18"><text:span text:style-name="T4"/></text:p>
      <text:p text:style-name="P18"><text:span text:style-name="T4"><text:tab/><text:tab/><text:tab/><text:tab/>&lt;div class="relative"&gt;This div element has position: relative;</text:span></text:p>
      <text:p text:style-name="P18"><text:span text:style-name="T4"><text:s text:c="2"/><text:tab/><text:tab/><text:tab/><text:tab/><text:tab/>&lt;div class="absolute"&gt;This div element has position: absolute;</text:span></text:p>
      <text:p text:style-name="P18"><text:span text:style-name="T4"><text:s text:c="2"/><text:tab/><text:tab/><text:tab/><text:tab/><text:tab/>&lt;/div&gt;</text:span></text:p>
      <text:p text:style-name="P18"><text:span text:style-name="T4"><text:tab/><text:tab/><text:tab/><text:tab/>&lt;/div&gt;&lt;br&gt;&lt;br&gt;&lt;hr&gt;&lt;hr&gt;</text:span></text:p>
      <text:p text:style-name="P18"><text:span text:style-name="T4"><text:tab/><text:tab/><text:tab/><text:tab/>&lt;h2&gt;float:left or right&lt;/h2&gt;</text:span></text:p>
      <text:p text:style-name="P18"><text:span text:style-name="T4"><text:tab/><text:tab/><text:tab/><text:tab/>&lt;p class="float"&gt;</text:span></text:p>
      <text:p text:style-name="P18"><text:span text:style-name="T4"><text:tab/><text:tab/><text:tab/><text:tab/><text:tab/>The float CSS property specifies that an element should be placed along the left or right side of its container, allowing text and inline elements to wrap around it.</text:span></text:p>
      <text:p text:style-name="P18"><text:span text:style-name="T4"><text:tab/><text:tab/><text:tab/><text:tab/>&lt;/p&gt;</text:span></text:p>
      <text:p text:style-name="P18"><text:span text:style-name="T4"><text:tab/><text:tab/><text:tab/><text:tab/>&lt;img src="333.png" alt=" Lord budda" height="200px" width="200px"&gt;</text:span></text:p>
      <text:p text:style-name="P18"><text:span text:style-name="T4"><text:tab/><text:tab/><text:tab/><text:tab/>&lt;br&gt;&lt;br&gt;</text:span></text:p>
      <text:p text:style-name="P18"><text:span text:style-name="T4"><text:tab/><text:tab/>&lt;/body&gt;</text:span></text:p>
      <text:p text:style-name="P18"><text:soft-page-break/><text:span text:style-name="T4"><text:tab/>&lt;/html&gt;</text:span></text:p>
      <text:p text:style-name="P18"><text:span text:style-name="T4"/></text:p>
      <text:p text:style-name="P18"><text:span text:style-name="T4"/></text:p>
      <text:p text:style-name="P29"><text:span text:style-name="T14">.</text:span></text:p>
      <text:p text:style-name="P29"><text:span text:style-name="T13">2.Resets &amp; normalization:</text:span></text:p>
      <text:p text:style-name="P13"><text:span text:style-name="T27">Resets </text:span><text:span text:style-name="T28">CSS</text:span><text:span text:style-name="T27">:</text:span></text:p>
      <text:p text:style-name="P12">A CSS Reset <text:s/>is a short, often compressed (minified) set of CSS rules that resets the styling of all HTML elements to a consistent baseline. </text:p>
      <text:p text:style-name="P12">In case you didn't know, every browser has its own default 'user agent' stylesheet, that it uses to make unstyled websites appear more legible.</text:p>
      <text:p text:style-name="P13"><text:span text:style-name="T27"/></text:p>
      <text:p text:style-name="P13"><text:span text:style-name="T27">Normalization </text:span><text:span text:style-name="T28">in CSS</text:span><text:span text:style-name="T27">:</text:span></text:p>
      <text:p text:style-name="P14"><text:span text:style-name="T26">Normalize.CSS </text:span>is a small CSS file that provides better cross-browser consistency in the default styling of HTML elements.</text:p>
      <text:p text:style-name="P14">It’s a modern, HTML5-ready, alternative to the traditional CSS reset.</text:p>
      <text:p text:style-name="P1"/>
      <text:p text:style-name="P4">The aims of normalize.css are as follows:</text:p>
      <text:list xml:id="list2331083878072785235" text:style-name="L3">
        <text:list-item>
          <text:p text:style-name="P30"><text:span text:style-name="Strong_20_Emphasis"><text:span text:style-name="T9">Preserve useful browser defaults</text:span></text:span><text:span text:style-name="T4"> rather than erasing them. </text:span></text:p>
        </text:list-item>
        <text:list-item>
          <text:p text:style-name="P30"><text:span text:style-name="Strong_20_Emphasis"><text:span text:style-name="T9">Normalize styles</text:span></text:span><text:span text:style-name="T4"> for a wide range of HTML elements. </text:span></text:p>
        </text:list-item>
        <text:list-item>
          <text:p text:style-name="P30"><text:span text:style-name="Strong_20_Emphasis"><text:span text:style-name="T9">Correct bugs</text:span></text:span><text:span text:style-name="T4"> and common browser inconsistencies. </text:span></text:p>
        </text:list-item>
        <text:list-item>
          <text:p text:style-name="P30"><text:span text:style-name="Strong_20_Emphasis"><text:span text:style-name="T9">Improve usability</text:span></text:span><text:span text:style-name="T4"> with subtle improvements. </text:span></text:p>
        </text:list-item>
        <text:list-item>
          <text:p text:style-name="P30"><text:span text:style-name="Strong_20_Emphasis"><text:span text:style-name="T9">Explain the code</text:span></text:span><text:span text:style-name="T4"> using comments and detailed documentation. </text:span></text:p>
        </text:list-item>
      </text:list>
      <text:p text:style-name="P1"/>
      <text:p text:style-name="P12"/>
      <text:p text:style-name="P12"/>
      <text:p text:style-name="P12"/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Lato" svg:font-family="Lato, 'Helvetica Neue', Helvetica, arial, sans-serif"/>
    <style:font-face style:name="Source Code Pro" svg:font-family="'Source Code Pro', Courier, monospace"/>
    <style:font-face style:name="arial" svg:font-family="arial, sans-serif"/>
    <style:font-face style:name="inherit" svg:font-family="inherit"/>
    <style:font-face style:name="inheritence" svg:font-family="inheriten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4:38.203808901</meta:creation-date>
    <dc:date>2018-08-16T16:28:13.737917339</dc:date>
    <meta:editing-duration>PT4H22M3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0" meta:paragraph-count="233" meta:word-count="1275" meta:character-count="8994" meta:non-whitespace-character-count="7286"/>
  </office:meta>
</office:document-meta>
</file>